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2">
          <table:table-cell table:style-name="Default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Queries</text:p>
          </table:table-cell>
          <table:table-cell table:style-name="ce1" office:value-type="string">
            <text:p>BTree</text:p>
          </table:table-cell>
          <table:table-cell table:style-name="ce1" office:value-type="string">
            <text:p>Hash</text:p>
          </table:table-cell>
          <table:table-cell table:style-name="ce1" office:value-type="string">
            <text:p>Index File</text:p>
          </table:table-cell>
          <table:table-cell office:value-type="string">
            <text:p>Data</text:p>
          </table:table-cell>
        </table:table-row>
        <table:table-row table:style-name="ro4">
          <table:table-cell office:value-type="string">
            <text:p>Key Search</text:p>
          </table:table-cell>
          <table:table-cell office:value-type="float" office:value="865">
            <text:p>865</text:p>
          </table:table-cell>
          <table:table-cell office:value-type="float" office:value="874">
            <text:p>874</text:p>
          </table:table-cell>
          <table:table-cell office:value-type="float" office:value="668">
            <text:p>668</text:p>
          </table:table-cell>
          <table:table-cell office:value-type="string">
            <text:p>thndjefjyfwgpbmhzbfsfkubphiyvqirxwggmuxhvqnfmczshjaldffddmqyylwfmvbttcpvdjjffawzrdmwzykaspfugguntavetgdszamyogibkekcrvjuf</text:p>
          </table:table-cell>
        </table:table-row>
        <table:table-row table:style-name="ro4">
          <table:table-cell office:value-type="string">
            <text:p>Data Search</text:p>
          </table:table-cell>
          <table:table-cell office:value-type="float" office:value="205468">
            <text:p>205468</text:p>
          </table:table-cell>
          <table:table-cell office:value-type="float" office:value="211185">
            <text:p>211185</text:p>
          </table:table-cell>
          <table:table-cell office:value-type="float" office:value="737">
            <text:p>737</text:p>
          </table:table-cell>
          <table:table-cell office:value-type="string">
            <text:p>djjtchkroyzbyzqycjbjfvkxuwuywywkcvqltyagjavmhpewjuhfqsaawwzwvusrobrzmkbstekgkbawzkl</text:p>
          </table:table-cell>
        </table:table-row>
        <table:table-row table:style-name="ro4">
          <table:table-cell office:value-type="string">
            <text:p>Range Search</text:p>
          </table:table-cell>
          <table:table-cell office:value-type="float" office:value="2681">
            <text:p>2681</text:p>
          </table:table-cell>
          <table:table-cell office:value-type="float" office:value="175328">
            <text:p>175328</text:p>
          </table:table-cell>
          <table:table-cell office:value-type="float" office:value="2719">
            <text:p>2719</text:p>
          </table:table-cell>
          <table:table-cell office:value-type="string">
            <text:p>Ab-ac</text:p>
          </table:table-cell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Default" office:value-type="float" office:value="2">
            <text:p>2</text:p>
          </table:table-cell>
          <table:table-cell table:number-columns-repeated="4"/>
        </table:table-row>
        <table:table-row table:style-name="ro4">
          <table:table-cell office:value-type="string">
            <text:p>Queries</text:p>
          </table:table-cell>
          <table:table-cell table:style-name="ce1" office:value-type="string">
            <text:p>BTree</text:p>
          </table:table-cell>
          <table:table-cell table:style-name="ce1" office:value-type="string">
            <text:p>Hash</text:p>
          </table:table-cell>
          <table:table-cell table:style-name="ce1" office:value-type="string">
            <text:p>Index File</text:p>
          </table:table-cell>
          <table:table-cell office:value-type="string">
            <text:p>Data</text:p>
          </table:table-cell>
        </table:table-row>
        <table:table-row table:style-name="ro4">
          <table:table-cell office:value-type="string">
            <text:p>Key Search</text:p>
          </table:table-cell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string">
            <text:p>zzzzevhwlhknxjmuxosuaunkzvqaynhihjpryfhwzziekyjpwhtsffnvywrrcwpxpmavfbqzwbxwkwwodfxiwcxsvkfznsgymytctmjleuxohjezlyeodccqletvf</text:p>
          </table:table-cell>
        </table:table-row>
        <table:table-row table:style-name="ro4">
          <table:table-cell office:value-type="string">
            <text:p>Data Search</text:p>
          </table:table-cell>
          <table:table-cell office:value-type="float" office:value="150319">
            <text:p>150319</text:p>
          </table:table-cell>
          <table:table-cell office:value-type="float" office:value="165954">
            <text:p>165954</text:p>
          </table:table-cell>
          <table:table-cell office:value-type="float" office:value="147">
            <text:p>147</text:p>
          </table:table-cell>
          <table:table-cell office:value-type="string">
            <text:p>woqlahmzrqlyhhjzdklmjqolkbhhiasczpgukpyobcwztbsffleukvbfdnqnubmorshieukeclbbtie</text:p>
          </table:table-cell>
        </table:table-row>
        <table:table-row table:style-name="ro4">
          <table:table-cell office:value-type="string">
            <text:p>Range Search</text:p>
          </table:table-cell>
          <table:table-cell office:value-type="float" office:value="1405">
            <text:p>1405</text:p>
          </table:table-cell>
          <table:table-cell office:value-type="float" office:value="147467">
            <text:p>147467</text:p>
          </table:table-cell>
          <table:table-cell office:value-type="float" office:value="1490">
            <text:p>1490</text:p>
          </table:table-cell>
          <table:table-cell office:value-type="string">
            <text:p>Za-zb</text:p>
          </table:table-cell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Default" office:value-type="float" office:value="3">
            <text:p>3</text:p>
          </table:table-cell>
          <table:table-cell table:number-columns-repeated="4"/>
        </table:table-row>
        <table:table-row table:style-name="ro4">
          <table:table-cell office:value-type="string">
            <text:p>Queries</text:p>
          </table:table-cell>
          <table:table-cell table:style-name="ce1" office:value-type="string">
            <text:p>BTree</text:p>
          </table:table-cell>
          <table:table-cell table:style-name="ce1" office:value-type="string">
            <text:p>Hash</text:p>
          </table:table-cell>
          <table:table-cell table:style-name="ce1" office:value-type="string">
            <text:p>Index File</text:p>
          </table:table-cell>
          <table:table-cell office:value-type="string">
            <text:p>Data</text:p>
          </table:table-cell>
        </table:table-row>
        <table:table-row table:style-name="ro4">
          <table:table-cell office:value-type="string">
            <text:p>Key Search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  <table:table-cell office:value-type="string">
            <text:p>hgfjlbziiqxoqcpdsfginenvozqvyhnsdzwnzmubbxybauzdsolvbtxqqsbdqznvkjixrnaxfmcx</text:p>
          </table:table-cell>
        </table:table-row>
        <table:table-row table:style-name="ro4">
          <table:table-cell office:value-type="string">
            <text:p>Data Search</text:p>
          </table:table-cell>
          <table:table-cell office:value-type="float" office:value="146779">
            <text:p>146779</text:p>
          </table:table-cell>
          <table:table-cell office:value-type="float" office:value="163921">
            <text:p>163921</text:p>
          </table:table-cell>
          <table:table-cell office:value-type="float" office:value="205">
            <text:p>205</text:p>
          </table:table-cell>
          <table:table-cell office:value-type="string">
            <text:p>zqmornwieprpscrhbldbvrnexrqwxtkzufejctzshhhmblhfiwzwnhcadcotyueskadatwtowrfkxf</text:p>
          </table:table-cell>
        </table:table-row>
        <table:table-row table:style-name="ro4">
          <table:table-cell office:value-type="string">
            <text:p>Range Search</text:p>
          </table:table-cell>
          <table:table-cell office:value-type="float" office:value="1289">
            <text:p>1289</text:p>
          </table:table-cell>
          <table:table-cell office:value-type="float" office:value="171313">
            <text:p>171313</text:p>
          </table:table-cell>
          <table:table-cell office:value-type="float" office:value="1303">
            <text:p>1303</text:p>
          </table:table-cell>
          <table:table-cell office:value-type="string">
            <text:p>Hg-hh</text:p>
          </table:table-cell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Default" office:value-type="float" office:value="4">
            <text:p>4</text:p>
          </table:table-cell>
          <table:table-cell table:number-columns-repeated="4"/>
        </table:table-row>
        <table:table-row table:style-name="ro4">
          <table:table-cell office:value-type="string">
            <text:p>Queries</text:p>
          </table:table-cell>
          <table:table-cell table:style-name="ce1" office:value-type="string">
            <text:p>BTree</text:p>
          </table:table-cell>
          <table:table-cell table:style-name="ce1" office:value-type="string">
            <text:p>Hash</text:p>
          </table:table-cell>
          <table:table-cell table:style-name="ce1" office:value-type="string">
            <text:p>Index File</text:p>
          </table:table-cell>
          <table:table-cell office:value-type="string">
            <text:p>Data</text:p>
          </table:table-cell>
        </table:table-row>
        <table:table-row table:style-name="ro4">
          <table:table-cell office:value-type="string">
            <text:p>Key Search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53">
            <text:p>53</text:p>
          </table:table-cell>
          <table:table-cell office:value-type="string">
            <text:p>szysjqctdhewbmldkyzojvnpatqlhofdiavalosfwidkrppmshbcmrihpxuqdmyhvyvpuplerjsqxaseuetlsznwfclfytahorfqfgagjslzkqmlebh</text:p>
          </table:table-cell>
        </table:table-row>
        <table:table-row table:style-name="ro4">
          <table:table-cell office:value-type="string">
            <text:p>Data Search</text:p>
          </table:table-cell>
          <table:table-cell office:value-type="float" office:value="161586">
            <text:p>161586</text:p>
          </table:table-cell>
          <table:table-cell office:value-type="float" office:value="163100">
            <text:p>163100</text:p>
          </table:table-cell>
          <table:table-cell office:value-type="float" office:value="207">
            <text:p>207</text:p>
          </table:table-cell>
          <table:table-cell office:value-type="string">
            <text:p>fgzqeklegbkhfmvybrrlaeqprkwchikudsvdgksxkoxpmeaeqchluypdvatveqreeevnnbqszeykoyddsflsgnktspcfpgggmvkricdrlzfamhisqyyuljptcsnc</text:p>
          </table:table-cell>
        </table:table-row>
        <table:table-row table:style-name="ro4">
          <table:table-cell office:value-type="string">
            <text:p>Range Search</text:p>
          </table:table-cell>
          <table:table-cell office:value-type="float" office:value="1369">
            <text:p>1369</text:p>
          </table:table-cell>
          <table:table-cell office:value-type="float" office:value="155875">
            <text:p>155875</text:p>
          </table:table-cell>
          <table:table-cell office:value-type="float" office:value="1420">
            <text:p>1420</text:p>
          </table:table-cell>
          <table:table-cell office:value-type="string">
            <text:p>Sy-sz</text:p>
          </table:table-cell>
        </table:table-row>
        <table:table-row table:style-name="ro3"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>
            <text:p>Avg</text:p>
          </table:table-cell>
          <table:table-cell table:number-columns-repeated="4"/>
        </table:table-row>
        <table:table-row table:style-name="ro4">
          <table:table-cell office:value-type="string">
            <text:p>Queries</text:p>
          </table:table-cell>
          <table:table-cell table:style-name="ce1" office:value-type="string">
            <text:p>BTree</text:p>
          </table:table-cell>
          <table:table-cell table:style-name="ce1" office:value-type="string">
            <text:p>Hash</text:p>
          </table:table-cell>
          <table:table-cell table:style-name="ce1" office:value-type="string">
            <text:p>Index File</text:p>
          </table:table-cell>
          <table:table-cell/>
        </table:table-row>
        <table:table-row table:style-name="ro4">
          <table:table-cell office:value-type="string">
            <text:p>Key Search</text:p>
          </table:table-cell>
          <table:table-cell table:formula="of:=ROUNDUP(([.B3]+[.B9]+[.B15]+[.B21])/4)" office:value-type="float" office:value="286">
            <text:p>286</text:p>
          </table:table-cell>
          <table:table-cell table:formula="of:=ROUNDUP(([.C3]+[.C9]+[.C15]+[.C21])/4)" office:value-type="float" office:value="290">
            <text:p>290</text:p>
          </table:table-cell>
          <table:table-cell table:formula="of:=ROUNDUP(([.D3]+[.D9]+[.D15]+[.D21])/4)" office:value-type="float" office:value="206">
            <text:p>206</text:p>
          </table:table-cell>
          <table:table-cell/>
        </table:table-row>
        <table:table-row table:style-name="ro4">
          <table:table-cell office:value-type="string">
            <text:p>Data Search</text:p>
          </table:table-cell>
          <table:table-cell table:formula="of:=ROUNDUP(([.B4]+[.B10]+[.B16]+[.B22])/4)" office:value-type="float" office:value="166038">
            <text:p>166038</text:p>
          </table:table-cell>
          <table:table-cell table:formula="of:=ROUNDUP(([.C4]+[.C10]+[.C16]+[.C22])/4)" office:value-type="float" office:value="176040">
            <text:p>176040</text:p>
          </table:table-cell>
          <table:table-cell table:formula="of:=ROUNDUP(([.D4]+[.D10]+[.D16]+[.D22])/4)" office:value-type="float" office:value="324">
            <text:p>324</text:p>
          </table:table-cell>
          <table:table-cell/>
        </table:table-row>
        <table:table-row table:style-name="ro4">
          <table:table-cell office:value-type="string">
            <text:p>Range Search</text:p>
          </table:table-cell>
          <table:table-cell table:formula="of:=ROUNDUP(([.B5]+[.B11]+[.B17]+[.B23])/4)" office:value-type="float" office:value="1686">
            <text:p>1686</text:p>
          </table:table-cell>
          <table:table-cell table:formula="of:=ROUNDUP(([.C5]+[.C11]+[.C17]+[.C23])/4)" office:value-type="float" office:value="162496">
            <text:p>162496</text:p>
          </table:table-cell>
          <table:table-cell table:formula="of:=ROUNDUP(([.D5]+[.D11]+[.D17]+[.D23])/4)" office:value-type="float" office:value="1733">
            <text:p>1733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Hostyn</meta:initial-creator>
    <meta:creation-date>2014-12-01T12:37:51</meta:creation-date>
    <dc:date>2014-12-01T14:10:38</dc:date>
    <dc:creator>Jared Hostyn</dc:creator>
    <meta:editing-duration>PT22M30S</meta:editing-duration>
    <meta:editing-cycles>3</meta:editing-cycles>
    <meta:generator>LibreOffice/3.5$Linux_X86_64 LibreOffice_project/350m1$Build-2</meta:generator>
    <meta:document-statistic meta:table-count="3" meta:cell-count="101" meta:object-count="0"/>
    <meta:user-defined meta:name=""/>
  </office:meta>
</office:document-meta>
</file>